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22ad6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T1" style:family="text">
      <style:text-properties style:font-name="DejaVu Sans Condensed" fo:font-size="12pt" fo:font-weight="bold" officeooo:rsid="00294e9f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97fe5" style:font-size-asian="12pt" style:font-weight-asian="bold" style:font-size-complex="12pt" style:font-weight-complex="bold"/>
    </style:style>
    <style:style style:name="T5" style:family="text">
      <style:text-properties officeooo:rsid="00297f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061</text:span><text:span text:style-name="T2"> - </text:span><text:span text:style-name="T3">Notes, Quirks, and Trivia</text:span></text:p>
      <text:p text:style-name="P1"/>
      <text:list xml:id="list1713157772" text:style-name="L1">
        <text:list-item>
          <text:p text:style-name="P3">None ye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25:18.774000000</dc:date>
    <meta:editing-duration>PT5H45M49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0" meta:non-whitespace-character-count="34"/>
  </office:meta>
</office:document-meta>
</file>